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AGUILAR ESCOBAL, ENRIQUE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MAZAMARI</text:span></text:p>
      <text:p text:style-name="P5"/>
      <text:p text:style-name="P5">Recojo: <text:span text:style-name="T3">AGUILAR ESCOBAL, ENRIQU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18:46:38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